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vau Quentin<text:tab/><text:tab/><text:tab/><text:tab/><text:tab/><text:tab/><text:tab/><text:tab/><text:tab/> <text:s text:c="11"/>20/12/2013</text:p>
      <text:p text:style-name="Standard">Hennecker Florentin</text:p>
      <text:p text:style-name="Standard"/>
      <text:p text:style-name="Standard"/>
      <text:p text:style-name="P1">Rapport projet d'algorithmique :</text:p>
      <text:p text:style-name="P1">Banking</text:p>
      <text:p text:style-name="P1"/>
      <text:p text:style-name="P1"/>
      <text:p text:style-name="P2">Introduction :</text:p>
      <text:p text:style-name="P3"/>
      <text:p text:style-name="P3">introduction générale</text:p>
      <text:p text:style-name="P3"/>
      <text:p text:style-name="P2">Les classes Frat et Debt :</text:p>
      <text:p text:style-name="P3"/>
      <text:p text:style-name="P3">mini introduction</text:p>
      <text:p text:style-name="P3"/>
      <text:p text:style-name="P3">?</text:p>
      <text:p text:style-name="P3"/>
      <text:p text:style-name="P2">La classe Graph :</text:p>
      <text:p text:style-name="P2"/>
      <text:p text:style-name="P3">mini introduction</text:p>
      <text:p text:style-name="P3"/>
      <text:p text:style-name="P2">Créer le graphe :</text:p>
      <text:p text:style-name="P3"/>
      <text:p text:style-name="P3">Le graphe doit prendre un fichier texte en paramètre sur lequel il se base pour sa création. Ce fichier texte doit suivre un format bien spécifique car il doit tout d'abord indiquer le nombre de cercles présents, puis indiquer chaque cercle et son budget et enfin signaler les dettes entre cercles.</text:p>
      <text:p text:style-name="P3"/>
      <text:p text:style-name="P3">Tout d'abord, le constructeur récupère le nombre de cercles afin de créer sa liste de cercles à la bonne taille. </text:p>
      <text:p text:style-name="P3"/>
      <text:p text:style-name="P3">Ensuite, il parcoure tout le fichier ligne par ligne, sépare chaque information de celle-ci (car ces informations sont séparées par des espaces) et stocke la ligne séparée dans une variable splitLine.</text:p>
      <text:p text:style-name="P3">Maintenant, grâce à la longueur de splitLine, la constructeur sait si il doit créer un nouveau noeud ou si il est face à une nouvelle dette.</text:p>
      <text:p text:style-name="P3"/>
      <text:p text:style-name="P3">Si la ligne était un nouveau cercle, le constructeur crée le cercle et le rajoute à la liste interne de Graph.</text:p>
      <text:p text:style-name="P3">Mais si il fait face à une nouvelle dette, le constructeur doit rechercher les cercles concernés par la dette dans cette liste interne et si et seulement si les deux existent dans cette liste peut-il créer la dette, autrement il affiche une erreur.</text:p>
      <text:p text:style-name="P3"/>
      <text:p text:style-name="P2">Détection des cycles :</text:p>
      <text:p text:style-name="P3"/>
      <text:p text:style-name="P3"/>
      <text:p text:style-name="P3"/>
      <text:p text:style-name="P2">Suppression des cycles :</text:p>
      <text:p text:style-name="P3"/>
      <text:p text:style-name="P3"/>
      <text:p text:style-name="P3"/>
      <text:p text:style-name="P2">Le remboursement :</text:p>
      <text:p text:style-name="P3"/>
      <text:p text:style-name="P3"><text:soft-page-break/></text:p>
      <text:p text:style-name="P3"/>
      <text:p text:style-name="P2">Créer une image :</text:p>
      <text:p text:style-name="P3"/>
      <text:p text:style-name="P3">Pour illustrer notre graphe, il faut créer un fichier .dot dans lequel on insère au préalable l'entête "digraph G {\n".</text:p>
      <text:p text:style-name="P3"/>
      <text:p text:style-name="P3">Ensuite on parcours tous les noeuds du graphe et on crée leur noeud visuel en insérant leur nom et leur budget (les deux séparés par un \n pour faire plus joli). </text:p>
      <text:p text:style-name="P3"/>
      <text:p text:style-name="P3">Mais avant de passer au noeud suivant, toutes ses dettes doivent être illustrées aussi. Ainsi, on parcours aussi toutes les dettes du noeud en question et chaque dette est illustrée en insérant la ligne suivante : « info noeud -&gt; info crediteur [label= « valeur dette »] »</text:p>
      <text:p text:style-name="P3"/>
      <text:p text:style-name="P2">Conclusio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Ravau</meta:initial-creator>
    <meta:creation-date>2013-12-17T14:29:54</meta:creation-date>
    <dc:date>2013-12-17T16:05:25</dc:date>
    <dc:creator>Quentin Ravau</dc:creator>
    <meta:editing-duration>PT49M37S</meta:editing-duration>
    <meta:editing-cycles>17</meta:editing-cycles>
    <meta:generator>OpenOffice/4.0.0$Unix OpenOffice.org_project/400m3$Build-9702</meta:generator>
    <meta:document-statistic meta:table-count="0" meta:image-count="0" meta:object-count="0" meta:page-count="2" meta:paragraph-count="26" meta:word-count="341" meta:character-count="1987"/>
  </office:meta>
</office:document-meta>
</file>